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50">
            <text:p>1,350</text:p>
          </table:table-cell>
          <table:table-cell table:style-name="ce22" office:value-type="float" office:value="489">
            <text:p>48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53">
            <text:p>853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9">
            <text:p>109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19">
            <text:p>4,019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864">
            <text:p>6864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641">
            <text:p>7641</text:p>
          </table:table-cell>
          <table:table-cell table:style-name="ce22" office:value-type="float" office:value="262">
            <text:p>26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660">
            <text:p>11660</text:p>
          </table:table-cell>
          <table:table-cell table:style-name="ce22" office:value-type="float" office:value="1302">
            <text:p>130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